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20000000EB809C5A2C4EC1344.png" manifest:media-type="image/png"/>
  <manifest:file-entry manifest:full-path="Pictures/10001C760000035F00000166910FA28456254409.svg" manifest:media-type="image/svg+xml"/>
  <manifest:file-entry manifest:full-path="Pictures/10001BFE000003780000016624FC695B427F14A3.svg" manifest:media-type="image/svg+xml"/>
  <manifest:file-entry manifest:full-path="Pictures/100002010000006F0000000A3019AFCE22E2AA83.png" manifest:media-type="image/png"/>
  <manifest:file-entry manifest:full-path="Pictures/10003FD500000B7E00000100D41E46DFAFEA6B37.svg" manifest:media-type="image/svg+xml"/>
  <manifest:file-entry manifest:full-path="Pictures/1000291A000006CA0000013C4991F3333B106A92.svg" manifest:media-type="image/svg+xml"/>
  <manifest:file-entry manifest:full-path="Pictures/10000201000000210000000EE580222CFDCC22F6.png" manifest:media-type="image/png"/>
  <manifest:file-entry manifest:full-path="Pictures/100000000000000800000008B2AA4E6A4F6D2D73.png" manifest:media-type="image/png"/>
  <manifest:file-entry manifest:full-path="Pictures/10000201000000420000000C8CDC1934457BFDA1.png" manifest:media-type="image/png"/>
  <manifest:file-entry manifest:full-path="Pictures/1000000000000008000000089681EFD5470BF2D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0.295cm" fo:min-width="3.903cm"/>
    </style:style>
    <style:style style:name="gr2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0.21cm" fo:min-width="3.888cm"/>
    </style:style>
    <style:style style:name="gr3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4" style:family="graphic" style:parent-style-name="objectwithoutfill">
      <style:graphic-properties draw:stroke="solid"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496cm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color="#000000" draw:marker-end="" draw:marker-end-width="0.3cm" draw:fill="solid" draw:textarea-vertical-align="middle"/>
    </style:style>
    <style:style style:name="P1" style:family="paragraph">
      <loext:graphic-properties draw:fill="bitmap" draw:fill-image-name="_35__20_Percent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atin Modern Math" fo:font-size="14pt"/>
    </style:style>
    <style:style style:name="T1" style:family="text">
      <style:text-properties style:font-name="Latin Modern Math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05cm" svg:height="1.634cm" draw:transform="rotate (0.00558505360638186) translate (3.564cm 12.0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775cm" svg:height="1.379cm" draw:transform="rotate (0.190415421392581) translate (3.496cm 12.3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3.571cm" svg:y1="13.658cm" svg:x2="12.065cm" svg:y2="9.287cm" svg:d="M3571 13658l8494-4371" svg:viewBox="0 0 8495 4372">
          <text:p/>
        </draw:connector>
        <draw:g xml:id="id2" draw:id="id2">
          <draw:glue-point draw:id="4" svg:x="-4.941cm" svg:y="2.953cm"/>
          <draw:glue-point draw:id="5" svg:x="-4.941cm" svg:y="1.555cm"/>
          <draw:glue-point draw:id="6" svg:x="-5cm" svg:y="4.151cm"/>
          <draw:glue-point draw:id="7" svg:x="-4.941cm" svg:y="2.553cm"/>
          <draw:glue-point draw:id="8" svg:x="-5cm" svg:y="3.352cm"/>
          <draw:connector draw:style-name="gr4" draw:text-style-name="P2" draw:layer="layout" draw:type="line" svg:x1="3.545cm" svg:y1="13.679cm" svg:x2="3.493cm" svg:y2="7.373cm" draw:start-shape="id1" draw:start-glue-point="2" svg:d="M3545 13679l-52-6306" svg:viewBox="0 0 53 6307">
            <text:p/>
          </draw:connector>
          <draw:connector draw:style-name="gr4" draw:text-style-name="P2" xml:id="id1" draw:id="id1" draw:layer="layout" draw:type="line" svg:x1="3.545cm" svg:y1="13.679cm" svg:x2="12.409cm" svg:y2="13.732cm" svg:d="M3545 13679l8864 53" svg:viewBox="0 0 8865 54">
            <text:p/>
          </draw:connector>
        </draw:g>
        <draw:frame draw:style-name="gr5" draw:text-style-name="P3" draw:layer="layout" svg:width="3.127cm" svg:height="0.567cm" svg:x="8.786cm" svg:y="14.149cm">
          <draw:image xlink:href="Pictures/1000291A000006CA0000013C4991F3333B106A92.svg" xlink:type="simple" xlink:show="embed" xlink:actuate="onLoad" loext:mime-type="image/svg+xml">
            <text:p/>
          </draw:image>
          <draw:image xlink:href="Pictures/10000201000000420000000C8CDC1934457BFDA1.png" xlink:type="simple" xlink:show="embed" xlink:actuate="onLoad" loext:mime-type="image/png"/>
          <svg:title>TexMaths</svg:title>
          <svg:desc>18§display§\text{Instances } \phi§svg§600§FALSE§</svg:desc>
        </draw:frame>
        <draw:frame draw:style-name="gr5" draw:text-style-name="P3" draw:layer="layout" svg:width="5.294cm" svg:height="0.459cm" draw:transform="rotate (1.5707963267949) translate (2.613cm 13.365cm)">
          <draw:image xlink:href="Pictures/10003FD500000B7E00000100D41E46DFAFEA6B37.svg" xlink:type="simple" xlink:show="embed" xlink:actuate="onLoad" loext:mime-type="image/svg+xml">
            <text:p/>
          </draw:image>
          <draw:image xlink:href="Pictures/100002010000006F0000000A3019AFCE22E2AA83.png" xlink:type="simple" xlink:show="embed" xlink:actuate="onLoad" loext:mime-type="image/png"/>
          <svg:title>TexMaths</svg:title>
          <svg:desc>18§display§\text{Characteristic time}§svg§600§FALSE§</svg:desc>
        </draw:frame>
        <draw:frame draw:style-name="gr6" draw:text-style-name="P4" draw:layer="layout" svg:width="1.552cm" svg:height="0.643cm" draw:transform="rotate (0.20315632493214) translate (10.434cm 12.462cm)">
          <draw:image xlink:href="Pictures/10001C760000035F00000166910FA28456254409.svg" xlink:type="simple" xlink:show="embed" xlink:actuate="onLoad" loext:mime-type="image/svg+xml">
            <text:p/>
          </draw:image>
          <draw:image xlink:href="Pictures/10000201000000210000000EE580222CFDCC22F6.png" xlink:type="simple" xlink:show="embed" xlink:actuate="onLoad" loext:mime-type="image/png"/>
          <svg:title>TexMaths</svg:title>
          <svg:desc>18§display§T_\varepsilon^\star(\phi)§svg§600§TRUE§</svg:desc>
        </draw:frame>
        <draw:frame draw:style-name="gr5" draw:text-style-name="P3" draw:layer="layout" svg:width="1.597cm" svg:height="0.643cm" draw:transform="rotate (0.446455222660149) translate (9.73cm 9.569cm)">
          <draw:image xlink:href="Pictures/10001BFE000003780000016624FC695B427F14A3.svg" xlink:type="simple" xlink:show="embed" xlink:actuate="onLoad" loext:mime-type="image/svg+xml">
            <text:p/>
          </draw:image>
          <draw:image xlink:href="Pictures/10000201000000220000000EB809C5A2C4EC1344.png" xlink:type="simple" xlink:show="embed" xlink:actuate="onLoad" loext:mime-type="image/png"/>
          <svg:title>TexMaths</svg:title>
          <svg:desc>18§display§U_\varepsilon^\star(\phi)§svg§600§FALSE§</svg:desc>
        </draw:frame>
        <draw:frame draw:style-name="gr7" draw:text-style-name="P5" draw:layer="layout" svg:width="6.103cm" svg:height="0.746cm" draw:transform="rotate (0.211882971192112) translate (6.271cm 12.453cm)">
          <draw:text-box>
            <text:p text:style-name="P4"><text:span text:style-name="T1">Non-convex region</text:span></text:p>
          </draw:text-box>
        </draw:frame>
        <draw:connector draw:style-name="gr3" draw:text-style-name="P2" draw:layer="layout" draw:type="line" svg:x1="7.951cm" svg:y1="7.373cm" svg:x2="7.951cm" svg:y2="7.373cm" draw:start-shape="id2" draw:end-shape="id2" draw:end-glue-point="0" svg:d="M7951 7373z" svg:viewBox="0 0 1 1">
          <text:p/>
        </draw:connector>
        <draw:connector draw:style-name="gr8" draw:text-style-name="P2" draw:layer="layout" draw:type="line" svg:x1="3.573cm" svg:y1="13.659cm" svg:x2="12.308cm" svg:y2="12.014cm" svg:d="M3573 13659l8735-1645" svg:viewBox="0 0 8736 164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1_0_20_Percent" draw:display-name="10 Percent" xlink:href="Pictures/1000000000000008000000089681EFD5470BF2DC.png" xlink:type="simple" xlink:show="embed" xlink:actuate="onLoad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8:28:09.013702816</meta:creation-date>
    <dc:date>2023-05-04T11:27:27.405984108</dc:date>
    <meta:editing-duration>PT25M16S</meta:editing-duration>
    <meta:editing-cycles>4</meta:editing-cycles>
    <meta:generator>LibreOffice/6.4.7.2$Linux_X86_64 LibreOffice_project/40$Build-2</meta:generator>
    <meta:document-statistic meta:object-count="13"/>
  </office:meta>
</office:document-meta>
</file>